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125.87mm"/>
    </style:style>
    <style:style style:name="co4" style:family="table-column">
      <style:table-column-properties fo:break-before="auto" style:column-width="148.87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3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/>
      <style:text-properties fo:font-size="11pt"/>
    </style:style>
    <style:style style:name="ce2" style:family="table-cell" style:parent-style-name="Default">
      <style:table-cell-properties style:text-align-source="fix" style:repeat-content="false" fo:padding="1.01mm" style:vertical-align="middle"/>
      <style:paragraph-properties fo:text-align="start"/>
      <style:text-properties fo:font-size="11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1.01mm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padding="1.01mm" style:vertical-align="middle"/>
      <style:paragraph-properties fo:text-align="center" fo:margin-left="0mm"/>
      <style:text-properties fo:font-size="11pt"/>
    </style:style>
    <style:style style:name="ce5" style:family="table-cell" style:parent-style-name="Default">
      <style:table-cell-properties fo:border-bottom="1.25pt solid #21409a" fo:background-color="#dddddd" style:text-align-source="fix" style:repeat-content="false" fo:border-left="1.25pt solid #21409a" fo:padding="1.01mm" fo:border-right="none" fo:border-top="1.25pt solid #21409a" style:vertical-align="middle"/>
      <style:paragraph-properties fo:text-align="center" fo:margin-left="0mm"/>
      <style:text-properties style:font-name="Ubuntu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1.25pt solid #21409a" fo:padding="1.01mm" style:vertical-align="middle"/>
      <style:paragraph-properties fo:text-align="center" fo:margin-left="0mm"/>
      <style:text-properties fo:font-size="11pt"/>
    </style:style>
    <style:style style:name="ce7" style:family="table-cell" style:parent-style-name="Default">
      <style:table-cell-properties fo:background-color="#dddddd" style:text-align-source="fix" style:repeat-content="false" fo:padding="1.01mm" style:vertical-align="middle"/>
      <style:paragraph-properties fo:text-align="center" fo:margin-left="0mm"/>
      <style:text-properties fo:font-size="11pt"/>
    </style:style>
    <style:style style:name="ce8" style:family="table-cell" style:parent-style-name="Default">
      <style:table-cell-properties fo:border-bottom="1.25pt solid #21409a" fo:background-color="#dddddd" style:text-align-source="fix" style:repeat-content="false" fo:border-left="none" fo:padding="1.01mm" fo:border-right="1.25pt solid #21409a" fo:border-top="1.25pt solid #21409a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1.25pt solid #21409a" fo:padding="1.01mm" style:vertical-align="middle"/>
      <style:paragraph-properties fo:text-align="start"/>
      <style:text-properties fo:font-size="11pt"/>
    </style:style>
    <style:style style:name="ce10" style:family="table-cell" style:parent-style-name="Default">
      <style:table-cell-properties fo:background-color="#dddddd" style:text-align-source="fix" style:repeat-content="false" fo:border="1.25pt solid #21409a" fo:padding="1.01mm" style:vertical-align="middle"/>
      <style:paragraph-properties fo:text-align="center" fo:margin-left="0mm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1.25pt solid #21409a" fo:background-color="#dddddd" style:text-align-source="fix" style:repeat-content="false" fo:border-left="none" fo:padding="1.01mm" fo:border-right="none" fo:border-top="1.25pt solid #21409a" style:vertical-align="middle"/>
      <style:paragraph-properties fo:text-align="start"/>
      <style:text-properties fo:font-size="11pt" fo:font-weight="bold" style:font-weight-asian="bold" style:font-weight-complex="bold"/>
    </style:style>
    <style:style style:name="ce12" style:family="table-cell" style:parent-style-name="Default">
      <style:table-cell-properties fo:border-bottom="1.25pt solid #21409a" fo:background-color="#dddddd" style:text-align-source="fix" style:repeat-content="false" fo:border-left="none" fo:padding="1.01mm" fo:border-right="1.25pt solid #21409a" fo:border-top="1.25pt solid #21409a" style:vertical-align="middle"/>
      <style:paragraph-properties fo:text-align="start"/>
      <style:text-properties fo:font-size="11pt" fo:font-weight="bold" style:font-weight-asian="bold" style:font-weight-complex="bold"/>
    </style:style>
    <style:style style:name="ce13" style:family="table-cell" style:parent-style-name="Default">
      <style:table-cell-properties fo:padding="1.01mm"/>
    </style:style>
    <style:style style:name="ce14" style:family="table-cell" style:parent-style-name="Default">
      <style:table-cell-properties fo:padding="1.01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mization__PostInstall_Ubuntu_18.04" table:style-name="ta1">
        <table:table-column table:style-name="co1" table:default-cell-style-name="ce1"/>
        <table:table-column table:style-name="co1" table:default-cell-style-name="ce4"/>
        <table:table-column table:style-name="co2" table:number-columns-repeated="3" table:default-cell-style-name="ce1"/>
        <table:table-column table:style-name="co1" table:number-columns-repeated="1018" table:default-cell-style-name="ce1"/>
        <table:table-column table:style-name="co1" table:default-cell-style-name="ce13"/>
        <table:table-row table:style-name="ro1">
          <table:table-cell/>
          <table:table-cell table:style-name="ce3" office:value-type="string" calcext:value-type="string">
            <text:p>Recommended Linux Distro Post-Install Customization Task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" office:value-type="string" calcext:value-type="string">
            <text:p>v 0.1 – 2019-06-16 – E. Marceau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4]+1"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9]+1" office:value-type="float" office:value="3" calcext:value-type="float">
            <text:p>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4]+1" office:value-type="float" office:value="4" calcext:value-type="float">
            <text:p>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9]+1" office:value-type="float" office:value="5" calcext:value-type="float">
            <text:p>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4]+1" office:value-type="float" office:value="6" calcext:value-type="float">
            <text:p>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9]+1" office:value-type="float" office:value="7" calcext:value-type="float">
            <text:p>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34]+1" office:value-type="float" office:value="8" calcext:value-type="float">
            <text:p>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39]+1" office:value-type="float" office:value="9" calcext:value-type="float">
            <text:p>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44]+1" office:value-type="float" office:value="10" calcext:value-type="float">
            <text:p>1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49]+1" office:value-type="float" office:value="11" calcext:value-type="float">
            <text:p>1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54]+1" office:value-type="float" office:value="12" calcext:value-type="float">
            <text:p>1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59]+1" office:value-type="float" office:value="13" calcext:value-type="float">
            <text:p>1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64]+1" office:value-type="float" office:value="14" calcext:value-type="float">
            <text:p>1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69]+1" office:value-type="float" office:value="15" calcext:value-type="float">
            <text:p>1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74]+1" office:value-type="float" office:value="16" calcext:value-type="float">
            <text:p>1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79]+1" office:value-type="float" office:value="17" calcext:value-type="float">
            <text:p>1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84]+1" office:value-type="float" office:value="18" calcext:value-type="float">
            <text:p>1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89]+1" office:value-type="float" office:value="19" calcext:value-type="float">
            <text:p>1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94]+1" office:value-type="float" office:value="20" calcext:value-type="float">
            <text:p>2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99]+1" office:value-type="float" office:value="21" calcext:value-type="float">
            <text:p>2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04]+1" office:value-type="float" office:value="22" calcext:value-type="float">
            <text:p>2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09]+1" office:value-type="float" office:value="23" calcext:value-type="float">
            <text:p>2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14]+1" office:value-type="float" office:value="24" calcext:value-type="float">
            <text:p>2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19]+1" office:value-type="float" office:value="25" calcext:value-type="float">
            <text:p>2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24]+1" office:value-type="float" office:value="26" calcext:value-type="float">
            <text:p>2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29]+1" office:value-type="float" office:value="27" calcext:value-type="float">
            <text:p>2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34]+1" office:value-type="float" office:value="28" calcext:value-type="float">
            <text:p>2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39]+1" office:value-type="float" office:value="29" calcext:value-type="float">
            <text:p>2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44]+1" office:value-type="float" office:value="30" calcext:value-type="float">
            <text:p>3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49]+1" office:value-type="float" office:value="31" calcext:value-type="float">
            <text:p>3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54]+1" office:value-type="float" office:value="32" calcext:value-type="float">
            <text:p>3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59]+1" office:value-type="float" office:value="33" calcext:value-type="float">
            <text:p>3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64]+1" office:value-type="float" office:value="34" calcext:value-type="float">
            <text:p>3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69]+1" office:value-type="float" office:value="35" calcext:value-type="float">
            <text:p>3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74]+1" office:value-type="float" office:value="36" calcext:value-type="float">
            <text:p>3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79]+1" office:value-type="float" office:value="37" calcext:value-type="float">
            <text:p>3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84]+1" office:value-type="float" office:value="38" calcext:value-type="float">
            <text:p>3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89]+1" office:value-type="float" office:value="39" calcext:value-type="float">
            <text:p>3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94]+1" office:value-type="float" office:value="40" calcext:value-type="float">
            <text:p>4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199]+1" office:value-type="float" office:value="41" calcext:value-type="float">
            <text:p>4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04]+1" office:value-type="float" office:value="42" calcext:value-type="float">
            <text:p>4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09]+1" office:value-type="float" office:value="43" calcext:value-type="float">
            <text:p>4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14]+1" office:value-type="float" office:value="44" calcext:value-type="float">
            <text:p>4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19]+1" office:value-type="float" office:value="45" calcext:value-type="float">
            <text:p>4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24]+1" office:value-type="float" office:value="46" calcext:value-type="float">
            <text:p>4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29]+1" office:value-type="float" office:value="47" calcext:value-type="float">
            <text:p>4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34]+1" office:value-type="float" office:value="48" calcext:value-type="float">
            <text:p>4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39]+1" office:value-type="float" office:value="49" calcext:value-type="float">
            <text:p>4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44]+1" office:value-type="float" office:value="50" calcext:value-type="float">
            <text:p>5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49]+1" office:value-type="float" office:value="51" calcext:value-type="float">
            <text:p>51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54]+1" office:value-type="float" office:value="52" calcext:value-type="float">
            <text:p>52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59]+1" office:value-type="float" office:value="53" calcext:value-type="float">
            <text:p>53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64]+1" office:value-type="float" office:value="54" calcext:value-type="float">
            <text:p>54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69]+1" office:value-type="float" office:value="55" calcext:value-type="float">
            <text:p>55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74]+1" office:value-type="float" office:value="56" calcext:value-type="float">
            <text:p>56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79]+1" office:value-type="float" office:value="57" calcext:value-type="float">
            <text:p>57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84]+1" office:value-type="float" office:value="58" calcext:value-type="float">
            <text:p>58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89]+1" office:value-type="float" office:value="59" calcext:value-type="float">
            <text:p>59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table:formula="of:=[.B294]+1" office:value-type="float" office:value="60" calcext:value-type="float">
            <text:p>60</text:p>
          </table:table-cell>
          <table:table-cell table:style-name="ce8" office:value-type="string" calcext:value-type="string" table:number-columns-spanned="3" table:number-rows-spanned="1">
            <text:p>Task Title and Description</text:p>
          </table:table-cell>
          <table:covered-table-cell table:style-name="ce11"/>
          <table:covered-table-cell table:style-name="ce12"/>
          <table:table-cell table:style-name="ce2" table:number-columns-repeated="1018"/>
          <table:table-cell table:style-name="ce14"/>
        </table:table-row>
        <table:table-row table:style-name="ro4">
          <table:table-cell/>
          <table:table-cell table:style-name="ce6"/>
          <table:table-cell table:style-name="ce21" table:number-columns-spanned="3" table:number-rows-spanned="1"/>
          <table:covered-table-cell table:number-columns-repeated="2"/>
          <table:table-cell table:number-columns-repeated="1019"/>
        </table:table-row>
        <table:table-row table:style-name="ro5">
          <table:table-cell/>
          <table:table-cell table:style-name="ce7"/>
          <table:table-cell table:style-name="ce10" office:value-type="string" calcext:value-type="string">
            <text:p>Pre-Task Prep and Req’d Documentation</text:p>
          </table:table-cell>
          <table:table-cell table:style-name="ce10" office:value-type="string" calcext:value-type="string">
            <text:p>Task Special Considerations and Actions</text:p>
          </table:table-cell>
          <table:table-cell table:style-name="ce10" office:value-type="string" calcext:value-type="string">
            <text:p>Post-Task Follow-on Activities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21" table:number-columns-repeated="3"/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6" table:number-rows-repeated="2">
          <table:table-cell table:number-columns-repeated="3"/>
        </table:table-row>
        <table:table-row table:style-name="ro6">
          <table:table-cell/>
          <table:table-cell office:value-type="string" calcext:value-type="string">
            <text:p>Update fstab for all partitions from all disks installed on comput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Firefox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Firefox ‘Developer Edition’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Remove Chrom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Thunderbir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PA - Install KeePassXC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PA – Install UMAK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hange Setting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Theme – Adapt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Icons – Papiru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stall Gnome Extens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00-00-00</text:date>, <text:time style:data-style-name="N2" text:time-value="21:39:12.672754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21:47:48.894613563</dc:date>
    <meta:editing-duration>PT11M24S</meta:editing-duration>
    <meta:editing-cycles>2</meta:editing-cycles>
    <meta:generator>LibreOffice/6.0.7.3$Linux_X86_64 LibreOffice_project/00m0$Build-3</meta:generator>
    <meta:document-statistic meta:table-count="2" meta:cell-count="313" meta:object-count="0"/>
  </office:meta>
</office:document-meta>
</file>